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1a1272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2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1f652c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3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27fd96" officeooo:paragraph-rsid="0027fd96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4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fo:color="#c9211e" style:font-name="Liberation Serif" fo:font-size="18pt" fo:font-weight="bold" officeooo:rsid="0018d8ef" officeooo:paragraph-rsid="0018d8ef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5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fo:color="#c9211e" style:font-name="Liberation Serif" fo:font-size="18pt" fo:font-weight="bold" officeooo:rsid="0018d8ef" officeooo:paragraph-rsid="001a1272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6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fo:color="#c9211e" style:font-name="Liberation Serif" fo:font-size="18pt" fo:font-weight="bold" officeooo:rsid="0018d8ef" officeooo:paragraph-rsid="001bfa2e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7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fo:color="#c9211e" style:font-name="Liberation Serif" fo:font-size="20pt" fo:font-weight="bold" officeooo:rsid="0020a79e" officeooo:paragraph-rsid="00216e94" fo:background-color="transparent" style:font-name-asian="Liberation Serif" style:font-size-asian="20pt" style:font-weight-asian="bold" style:font-name-complex="Liberation Serif" style:font-size-complex="20pt" style:font-weight-complex="bold"/>
    </style:style>
    <style:style style:name="P8" style:family="paragraph" style:parent-style-name="Standard">
      <style:paragraph-properties fo:margin-left="-0.25in" fo:margin-right="0in" fo:line-height="100%" fo:text-align="start" style:justify-single-word="false" fo:text-indent="0.25in" style:auto-text-indent="false"/>
      <style:text-properties fo:color="#c9211e" style:font-name="Liberation Serif" fo:font-size="20pt" fo:font-weight="bold" officeooo:rsid="00216e94" officeooo:paragraph-rsid="00216e94" fo:background-color="transparent" style:font-name-asian="Liberation Serif" style:font-size-asian="20pt" style:font-weight-asian="bold" style:font-name-complex="Liberation Serif" style:font-size-complex="20pt" style:font-weight-complex="bold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Liberation Serif" fo:font-size="12pt" fo:font-weight="normal" officeooo:paragraph-rsid="00216e94" fo:background-color="transparent" style:font-name-asian="Liberation Serif" style:font-name-complex="Liberation Serif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c9211e" style:font-name="Liberation Serif" fo:font-size="18pt" fo:font-weight="bold" officeooo:rsid="001a1272" officeooo:paragraph-rsid="001a1272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2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18d8ef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3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1a1272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4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1de619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5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1bfa2e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6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1f652c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7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249eef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8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216e94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9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8d8ef" officeooo:paragraph-rsid="0020a79e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20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223788" officeooo:paragraph-rsid="00223788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21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27fd96" officeooo:paragraph-rsid="0027fd96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22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1651fb" officeooo:paragraph-rsid="00245e9b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23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29c75b" officeooo:paragraph-rsid="0027fd96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24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rsid="002a3395" officeooo:paragraph-rsid="002a3395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25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paragraph-rsid="001a1272" fo:background-color="transparent" style:font-name-asian="Liberation Serif" style:font-name-complex="Liberation Serif"/>
    </style:style>
    <style:style style:name="P26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paragraph-rsid="001bfa2e" fo:background-color="transparent" style:font-name-asian="Liberation Serif" style:font-name-complex="Liberation Serif"/>
    </style:style>
    <style:style style:name="P27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paragraph-rsid="001de619" fo:background-color="transparent" style:font-name-asian="Liberation Serif" style:font-name-complex="Liberation Serif"/>
    </style:style>
    <style:style style:name="P28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paragraph-rsid="001f652c" fo:background-color="transparent" style:font-name-asian="Liberation Serif" style:font-name-complex="Liberation Serif"/>
    </style:style>
    <style:style style:name="P29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paragraph-rsid="00216e94" fo:background-color="transparent" style:font-name-asian="Liberation Serif" style:font-name-complex="Liberation Serif"/>
    </style:style>
    <style:style style:name="P30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Liberation Serif" fo:font-size="12pt" fo:font-weight="normal" officeooo:paragraph-rsid="0020a79e" fo:background-color="transparent" style:font-name-asian="Liberation Serif" style:font-name-complex="Liberation Serif"/>
    </style:style>
    <style:style style:name="P31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text-line-through-style="solid" style:text-line-through-type="single" style:font-name="Liberation Serif" fo:font-size="12pt" fo:font-weight="normal" officeooo:paragraph-rsid="001f652c" fo:background-color="transparent" style:font-name-asian="Liberation Serif" style:font-name-complex="Liberation Serif"/>
    </style:style>
    <style:style style:name="P32" style:family="paragraph" style:parent-style-name="Standard" style:list-style-name="L1">
      <style:paragraph-properties fo:margin-left="-0.25in" fo:margin-right="0in" fo:line-height="100%" fo:text-align="start" style:justify-single-word="false" fo:text-indent="0in" style:auto-text-indent="false"/>
      <style:text-properties style:use-window-font-color="true" style:font-name="Liberation Serif" fo:font-size="12pt" fo:font-weight="normal" officeooo:rsid="0018d8ef" officeooo:paragraph-rsid="001de619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T1" style:family="text">
      <style:text-properties officeooo:rsid="0017f3aa"/>
    </style:style>
    <style:style style:name="T2" style:family="text">
      <style:text-properties officeooo:rsid="00249eef"/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6"><text:tab/><text:tab/><text:tab/>Core Java</text:p>
      <text:p text:style-name="P4"/>
      <text:list xml:id="list1157456193" text:style-name="L1">
        <text:list-item>
          <text:p text:style-name="P12">core java</text:p>
        </text:list-item>
        <text:list-item>
          <text:p text:style-name="P12">collection</text:p>
        </text:list-item>
        <text:list-item>
          <text:p text:style-name="P12">function programming</text:p>
        </text:list-item>
        <text:list-item>
          <text:p text:style-name="P12">lamada</text:p>
        </text:list-item>
        <text:list-item>
          <text:p text:style-name="P12">desingn pattern</text:p>
        </text:list-item>
        <text:list-item>
          <text:p text:style-name="P12">Joda Api</text:p>
        </text:list-item>
        <text:list-item>
          <text:p text:style-name="P12">Java Date </text:p>
        </text:list-item>
        <text:list-item>
          <text:p text:style-name="P25">comprator and corable</text:p>
        </text:list-item>
        <text:list-item>
          <text:p text:style-name="P13">reucrrsion</text:p>
        </text:list-item>
        <text:list-item>
          <text:p text:style-name="P13">java 8 features</text:p>
        </text:list-item>
        <text:list-item>
          <text:p text:style-name="P14">list&lt;? <text:s/>Extends model&gt;</text:p>
          <text:p text:style-name="P32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 text:c="13"/><text:tab/>Spring : Core, Boot ,Hibernate <text:s/></text:p>
      <text:p text:style-name="P5"/>
      <text:p text:style-name="P5"/>
      <text:list xml:id="list163510497570349" text:continue-numbering="true" text:style-name="L1">
        <text:list-item>
          <text:p text:style-name="P26">All annotion</text:p>
        </text:list-item>
        <text:list-item>
          <text:p text:style-name="P26">spring core</text:p>
        </text:list-item>
        <text:list-item>
          <text:p text:style-name="P15">batch doc doc <text:span text:style-name="T1">and learning</text:span></text:p>
        </text:list-item>
        <text:list-item>
          <text:p text:style-name="P27">image upload and download by the rest api</text:p>
        </text:list-item>
        <text:list-item>
          <text:p text:style-name="P27">controller vs Rest controller</text:p>
        </text:list-item>
        <text:list-item>
          <text:p text:style-name="P14">Autowired vs new</text:p>
        </text:list-item>
        <text:list-item>
          <text:p text:style-name="P27">junit and mock unit</text:p>
        </text:list-item>
        <text:list-item>
          <text:p text:style-name="P27">model mapper</text:p>
        </text:list-item>
        <text:list-item>
          <text:p text:style-name="P27">entity manager</text:p>
        </text:list-item>
        <text:list-item>
          <text:p text:style-name="P27">join table read data by objects</text:p>
        </text:list-item>
        <text:list-item>
          <text:p text:style-name="P27">spring singlton vs java singleton</text:p>
        </text:list-item>
        <text:list-item>
          <text:p text:style-name="P27">diff inverion and DI</text:p>
        </text:list-item>
        <text:list-item>
          <text:p text:style-name="P27">Rest</text:p>
        </text:list-item>
        <text:list-item>
          <text:p text:style-name="P27">JWT and oAuth</text:p>
        </text:list-item>
        <text:list-item>
          <text:p text:style-name="P27">seesion</text:p>
        </text:list-item>
        <text:list-item>
          <text:p text:style-name="P14">streotype</text:p>
        </text:list-item>
        <text:list-item>
          <text:p text:style-name="P28">JPQL</text:p>
        </text:list-item>
        <text:list-item>
          <text:p text:style-name="P28">hibernater persicatance</text:p>
        </text:list-item>
        <text:list-item>
          <text:p text:style-name="P28">transational</text:p>
        </text:list-item>
        <text:list-item>
          <text:p text:style-name="P28">persistance</text:p>
        </text:list-item>
        <text:list-item>
          <text:p text:style-name="P28">sql joins <text:span text:style-name="T2">data retiveing</text:span></text:p>
        </text:list-item>
        <text:list-item>
          <text:p text:style-name="P31">view JPA</text:p>
        </text:list-item>
        <text:list-item>
          <text:p text:style-name="P16">inner query</text:p>
        </text:list-item>
        <text:list-item>
          <text:p text:style-name="P17">spring mvc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8"><text:soft-page-break/><text:tab/><text:tab/><text:tab/>MicroService</text:p>
      <text:p text:style-name="P2"/>
      <text:p text:style-name="P10"/>
      <text:list xml:id="list163511438270114" text:continue-numbering="true" text:style-name="L1">
        <text:list-item>
          <text:p text:style-name="P29">docker</text:p>
        </text:list-item>
        <text:list-item>
          <text:p text:style-name="P29">kafaka</text:p>
        </text:list-item>
        <text:list-item>
          <text:p text:style-name="P29">transical in dept</text:p>
        </text:list-item>
        <text:list-item>
          <text:p text:style-name="P29">micro service</text:p>
        </text:list-item>
        <text:list-item>
          <text:p text:style-name="P29">ZULU</text:p>
        </text:list-item>
        <text:list-item>
          <text:p text:style-name="P18">jakins</text:p>
        </text:list-item>
        <text:list-item>
          <text:p text:style-name="P20">sonar</text:p>
        </text:list-item>
        <text:list-item>
          <text:p text:style-name="P21">elq</text:p>
        </text:list-item>
        <text:list-item>
          <text:p text:style-name="P21">micro service pattern</text:p>
        </text:list-item>
        <text:list-item>
          <text:p text:style-name="P23">elq</text:p>
        </text:list-item>
      </text:list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tab/><text:tab/><text:tab/>Angular</text:p>
      <text:p text:style-name="P2"/>
      <text:p text:style-name="P2"/>
      <text:p text:style-name="P2"/>
      <text:list xml:id="list163510232317065" text:continue-numbering="true" text:style-name="L1">
        <text:list-item>
          <text:p text:style-name="P30">Angular doc <text:span text:style-name="T1">and learning</text:span></text:p>
        </text:list-item>
        <text:list-item>
          <text:p text:style-name="P19">angular <text:span text:style-name="T1">own </text:span>project </text:p>
        </text:list-item>
        <text:list-item>
          <text:p text:style-name="P22">form Drk Project learn angular by implenting urs own</text:p>
        </text:list-item>
        <text:list-item>
          <text:p text:style-name="P21">session and cookie</text:p>
        </text:list-item>
        <text:list-item>
          <text:p text:style-name="P24">ngrx</text:p>
        </text:list-item>
      </text:list>
      <text:p text:style-name="P3"/>
      <text:p text:style-name="P3"/>
      <text:list xml:id="list163511300728212" text:continue-numbering="true" text:style-name="L1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3T16:35:09.562000000</dc:date>
    <meta:editing-duration>PT27M19S</meta:editing-duration>
    <meta:editing-cycles>17</meta:editing-cycles>
    <meta:generator>LibreOffice/6.4.2.2$Windows_X86_64 LibreOffice_project/4e471d8c02c9c90f512f7f9ead8875b57fcb1ec3</meta:generator>
    <meta:document-statistic meta:table-count="0" meta:image-count="0" meta:object-count="0" meta:page-count="4" meta:paragraph-count="57" meta:word-count="186" meta:character-count="885" meta:non-whitespace-character-count="775"/>
  </office:meta>
</office:document-meta>
</file>